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 style:list-style-name="L1">
      <style:text-properties officeooo:rsid="0005b6a2" officeooo:paragraph-rsid="0005b6a2"/>
    </style:style>
    <style:style style:name="P3" style:family="paragraph" style:parent-style-name="Text_20_body" style:list-style-name="L2">
      <style:text-properties officeooo:rsid="0005b6a2" officeooo:paragraph-rsid="0005b6a2"/>
    </style:style>
    <style:style style:name="P4" style:family="paragraph" style:parent-style-name="Text_20_body">
      <style:text-properties officeooo:rsid="000794b0" officeooo:paragraph-rsid="000794b0"/>
    </style:style>
    <style:style style:name="P5" style:family="paragraph" style:parent-style-name="Text_20_body" style:list-style-name="L3">
      <style:text-properties officeooo:rsid="000794b0" officeooo:paragraph-rsid="000794b0"/>
    </style:style>
    <style:style style:name="P6" style:family="paragraph" style:parent-style-name="Text_20_body" style:list-style-name="L4">
      <style:text-properties officeooo:rsid="000794b0" officeooo:paragraph-rsid="000794b0"/>
    </style:style>
    <style:style style:name="P7" style:family="paragraph" style:parent-style-name="Text_20_body" style:list-style-name="L1">
      <style:text-properties officeooo:rsid="000794b0" officeooo:paragraph-rsid="000794b0"/>
    </style:style>
    <style:style style:name="P8" style:family="paragraph" style:parent-style-name="Text_20_body" style:list-style-name="L5">
      <style:text-properties officeooo:rsid="000794b0" officeooo:paragraph-rsid="000794b0"/>
    </style:style>
    <style:style style:name="P9" style:family="paragraph" style:parent-style-name="Text_20_body">
      <style:text-properties officeooo:rsid="00080bdd" officeooo:paragraph-rsid="00080bdd"/>
    </style:style>
    <style:style style:name="P10" style:family="paragraph" style:parent-style-name="Text_20_body" style:list-style-name="L1">
      <style:text-properties officeooo:rsid="00080bdd" officeooo:paragraph-rsid="00080bdd"/>
    </style:style>
    <style:style style:name="P11" style:family="paragraph" style:parent-style-name="Heading_20_1">
      <style:text-properties officeooo:rsid="0005b6a2" officeooo:paragraph-rsid="0005b6a2"/>
    </style:style>
    <style:style style:name="T1" style:family="text">
      <style:text-properties officeooo:rsid="00080b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Viikkoraportti 1</text:h>
      <text:p text:style-name="P9">Aikaa käytetty yhteensä 10 h.</text:p>
      <text:p text:style-name="P1">Tehtyjä hommia:</text:p>
      <text:list xml:id="list8136089548662902020" text:style-name="L1">
        <text:list-item>
          <text:p text:style-name="P2">Tutkailtu Wikipedia-artikkelia, standardia, julkisesti saatavilla olevia toteutuksia.</text:p>
        </text:list-item>
        <text:list-item>
          <text:p text:style-name="P7">Määritelty toteutettava työ. <text:span text:style-name="T1">Neuvoteltu tästä ohjaajan kanssa sähköpostilla.</text:span></text:p>
        </text:list-item>
        <text:list-item>
          <text:p text:style-name="P10">Aloitustilaisuus.</text:p>
        </text:list-item>
        <text:list-item>
          <text:p text:style-name="P2">GIT repon alustus GitHub:iin – rrrkkk/TiraLabra</text:p>
        </text:list-item>
        <text:list-item>
          <text:p text:style-name="P2">Määrittelydokumentin aloitus.</text:p>
        </text:list-item>
        <text:list-item>
          <text:p text:style-name="P10">TODO: labtool – aloitustilaisuuden jälkeen.</text:p>
        </text:list-item>
      </text:list>
      <text:p text:style-name="P1">Ohjelman edistyminen:</text:p>
      <text:list xml:id="list3057276717221945008" text:style-name="L2">
        <text:list-item>
          <text:p text:style-name="P3">Ei edistystä (määrittely käynnissä)</text:p>
        </text:list-item>
      </text:list>
      <text:p text:style-name="P4">Mitä opittu:</text:p>
      <text:list xml:id="list6827015420302570296" text:style-name="L3">
        <text:list-item>
          <text:p text:style-name="P5">GitHub käyttöä</text:p>
        </text:list-item>
        <text:list-item>
          <text:p text:style-name="P5">Kirjallisuusviitteiden teko LibreOfficessa</text:p>
        </text:list-item>
      </text:list>
      <text:p text:style-name="P4">Epäselvää / vaikeuksia:</text:p>
      <text:list xml:id="list4730347314342624256" text:style-name="L4">
        <text:list-item>
          <text:p text:style-name="P6">Suorituskyky – miten kirjataan tilavaativuus oikeasti?</text:p>
        </text:list-item>
        <text:list-item>
          <text:p text:style-name="P6">Suorituskyky – mikä on realistinen aikavaativuus; pitäisikö ajoympäristö speksata paremmin?</text:p>
        </text:list-item>
      </text:list>
      <text:p text:style-name="P4">Seuraavaksi:</text:p>
      <text:list xml:id="list8364009499904392151" text:style-name="L5">
        <text:list-item>
          <text:p text:style-name="P8">Pystytetään ja testataan käännösympäristö (Makefile jne)</text:p>
        </text:list-item>
        <text:list-item>
          <text:p text:style-name="P8">Aloitetaan toteutus yksittäisistä funktioista ja niiden testaukse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10T12:28:18.038479000</dc:date>
    <dc:creator>Riku Kalinen</dc:creator>
    <meta:editing-duration>PT12M39S</meta:editing-duration>
    <meta:editing-cycles>3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0" meta:word-count="93" meta:character-count="799" meta:non-whitespace-character-count="735"/>
  </office:meta>
</office:document-meta>
</file>